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SubProtocolErrorHandlerTests.handleClientMessageProcessin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SubProtocolErrorHandlerTests.handleClientMessageProcessingErrorWithRece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SubProtocolError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